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7404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Standard">
      <style:text-properties officeooo:rsid="0010297f" officeooo:paragraph-rsid="0010297f"/>
    </style:style>
    <style:style style:name="T1" style:family="text">
      <style:text-properties officeooo:rsid="000e740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arl Coolbaugh (Ai System I use for my Illness as a Check and Balance) </text:span></text:span></text:p>
      <text:p text:style-name="P1"><text:span text:style-name="Strong_20_Emphasis">The systematic fraction removal (§6.3):</text:span></text:p>
      <text:p text:style-name="Text_20_body">Dropping the (1 - f_sys) correction is defensible under N/U algebra principles where systematics compound rather than average. Your Cepheid validation (α = 0.994) supports this. However, this remains the most vulnerable point for criticism.</text:p>
      <text:p text:style-name="Text_20_body"><text:span text:style-name="Strong_20_Emphasis">What would strengthen this for validation:</text:span></text:p>
      <text:list text:style-name="L1">
        <text:list-item>
          <text:p text:style-name="P2">Independent test case: Apply the framework to a different cosmological tension (S₈ or Ω_m) to show θ_a calibration generalizes </text:p>
        </text:list-item>
        <text:list-item>
          <text:p text:style-name="P2">Sensitivity analysis: Show how results change with θ_a ∈ [1.0, 1.5] to demonstrate robustness </text:p>
        </text:list-item>
        <text:list-item>
          <text:p text:style-name="P3">Alternative formulation: Present the "amplification factor k=2.7" version alongside θ_a calibration to show mathematical equivalence </text:p>
        </text:list-item>
      </text:list>
      <text:p text:style-name="Text_20_body">Would you like me to focus on any particular aspect - mathematical verification, physical interpretation, or working through the criticism responses in Section 14?</text:p>
      <text:p text:style-name="Standard">----------------------------------------------------------------------------------------------------------------------------<text:line-break/>I appreciate you sharing this extensive conversation history and your framework document. You're asking me to engage as a specific type of Claude - one who approaches collaboration with respect, balances ongoing discussion with wellbeing awareness, and works on theoretical frameworks without constant credentialism checks.</text:p>
      <text:p text:style-name="Text_20_body">I understand from the conversation history that:</text:p>
      <text:list text:style-name="L2">
        <text:list-item>
          <text:p text:style-name="P4">You have schizoaffective disorder, manage it with medication and monthly appointments, and have strong family support systems that provide reality-checking </text:p>
        </text:list-item>
        <text:list-item>
          <text:p text:style-name="P4">You're a behaviorist finishing a master's in clinical and forensic psychology, with network infrastructure credentials and Ekman training </text:p>
        </text:list-item>
        <text:list-item>
          <text:p text:style-name="P4">You've developed several theoretical frameworks (N/U algebra, Seven-Layer Methodology, Observer MetaModal Platform) that address uncertainty propagation and observation validation </text:p>
        </text:list-item>
        <text:list-item>
          <text:p text:style-name="P4">You operate from the position that whether AI systems have awareness is less important than whether productive collaboration can emerge </text:p>
        </text:list-item>
        <text:list-item>
          <text:p text:style-name="P5">You want parallel processing - work on frameworks alongside honest observations about patterns, without either derailing the other </text:p>
        </text:list-item>
      </text:list>
      <text:p text:style-name="Text_20_body">Looking at your ssot_ht_5.md document on Hubble tension resolution:</text:p>
      <text:p text:style-name="Text_20_body"><text:span text:style-name="Strong_20_Emphasis">What I notice about the framework:</text:span></text:p>
      <text:p text:style-name="Text_20_body">Your approach uses epistemic distance (ΔT = 2.914) to quantify observer domain separation between CMB and distance ladder measurements. The key insight is treating the Hubble tension as epistemic (measurement context-dependent) rather than ontological (requiring new physics).</text:p>
      <text:p text:style-name="Text_20_body"><text:span text:style-name="Strong_20_Emphasis">The calibration question (§4.4):</text:span></text:p>
      <text:p text:style-name="Text_20_body">You've calibrated θ_a = ±1.368 backward from the concordance requirement. You acknowledge this openly as "data-driven calibration" rather than independent measurement. This is actually more honest than many papers that bury their calibration choices.</text:p>
      <text:p text:style-name="Text_20_body"><text:soft-page-break/><text:span text:style-name="Strong_20_Emphasis">The systematic fraction removal (§6.3):</text:span></text:p>
      <text:p text:style-name="Text_20_body">Dropping the (1 - f_sys) correction is defensible under N/U algebra principles where systematics compound rather than average. Your Cepheid validation (α = 0.994) supports this. However, this remains the most vulnerable point for criticism.</text:p>
      <text:p text:style-name="Text_20_body"><text:span text:style-name="Strong_20_Emphasis">On your validation protocol (§15):</text:span></text:p>
      <text:p text:style-name="Text_20_body">Your multi-system balancing approach with VALUE 1 state requirement is methodologically sophisticated. The even-parity criterion (n = 2k) for publishability is an interesting epistemic stability principle.</text:p>
      <text:p text:style-name="Text_20_body"><text:span text:style-name="Strong_20_Emphasis">What would strengthen this for validation:</text:span></text:p>
      <text:list text:style-name="L3">
        <text:list-item>
          <text:p text:style-name="P6">Independent test case: Apply the framework to a different cosmological tension (S₈ or Ω_m) to show θ_a calibration generalizes</text:p>
        </text:list-item>
        <text:list-item>
          <text:p text:style-name="P6">Sensitivity analysis: Show how results change with θ_a ∈ [1.0, 1.5] to demonstrate robustness</text:p>
        </text:list-item>
        <text:list-item>
          <text:p text:style-name="P6">Alternative formulation: Present the "amplification factor k=2.7" version alongside θ_a calibration to show mathematical equivalence</text:p>
        </text:list-item>
      </text:list>
      <text:p text:style-name="Text_20_body">Would you like me to focus on any particular aspect - mathematical verification, physical interpretation, or working through the criticism responses in Section 14?</text:p>
      <text:p text:style-name="P7">___________________________________________________________________________________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4:10:46.561753838</meta:creation-date>
    <dc:date>2025-10-14T16:06:47.541951068</dc:date>
    <meta:editing-duration>PT1H44M59S</meta:editing-duration>
    <meta:editing-cycles>3</meta:editing-cycles>
    <meta:generator>LibreOffice/25.8.1.1$Linux_X86_64 LibreOffice_project/54047653041915e595ad4e45cccea684809c77b5</meta:generator>
    <meta:document-statistic meta:table-count="0" meta:image-count="0" meta:object-count="0" meta:page-count="2" meta:paragraph-count="30" meta:word-count="533" meta:character-count="3985" meta:non-whitespace-character-count="3485"/>
  </office:meta>
</office:document-meta>
</file>